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40000001B02E2C790C.eps" manifest:media-type=""/>
  <manifest:file-entry manifest:full-path="Pictures/20000001000004A4000000F297A3EE73.svm" manifest:media-type=""/>
  <manifest:file-entry manifest:full-path="Pictures/20000001000001D1000000FA9F0077F3.svm" manifest:media-type=""/>
  <manifest:file-entry manifest:full-path="Pictures/200000020000021500000128DDF7591E.eps" manifest:media-type=""/>
  <manifest:file-entry manifest:full-path="Pictures/200000010000027F000000FA20A5BD90.svm" manifest:media-type=""/>
  <manifest:file-entry manifest:full-path="Pictures/20000001000000F20000011876D7B5CC.svm" manifest:media-type=""/>
  <manifest:file-entry manifest:full-path="Pictures/1000020100000039000000425AD89D04.png" manifest:media-type="image/png"/>
  <manifest:file-entry manifest:full-path="Pictures/200003F500004F1D00003B562717B787.wmf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8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9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10" style:family="graphic" style:parent-style-name="standard">
      <style:graphic-properties TexMathsArgs="12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}{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0}{\milli \se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134cm" svg:height="3.098cm" svg:x="1.126cm" svg:y="0.864cm">
          <draw:image xlink:href="Pictures/200003F500004F1D00003B562717B787.wmf" xlink:type="simple" xlink:show="embed" xlink:actuate="onLoad">
            <text:p/>
          </draw:image>
          <draw:glue-point draw:id="4" svg:x="2.144cm" svg:y="-1.739cm"/>
          <draw:glue-point draw:id="5" svg:x="0.313cm" svg:y="-2.744cm"/>
          <draw:glue-point draw:id="6" svg:x="-0.681cm" svg:y="-2.914cm"/>
          <draw:glue-point draw:id="7" svg:x="-0.915cm" svg:y="-2.456cm"/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line draw:style-name="gr2" draw:text-style-name="P2" draw:layer="layout" svg:x1="7.434cm" svg:y1="1.496cm" svg:x2="5.937cm" svg:y2="1.496cm">
          <text:p/>
        </draw:line>
        <draw:line draw:style-name="gr2" draw:text-style-name="P2" draw:layer="layout" svg:x1="7.421cm" svg:y1="1.664cm" svg:x2="5.756cm" svg:y2="1.664cm">
          <text:p/>
        </draw:line>
        <draw:frame draw:style-name="gr3" draw:text-style-name="P4" xml:id="id1" draw:id="id1" draw:layer="layout" svg:width="1.895cm" svg:height="0.848cm" svg:x="4.636cm" svg:y="0.296cm">
          <draw:text-box>
            <text:p text:style-name="P3"><text:span text:style-name="T1">زیادہ سے زیادہ</text:span></text:p>
          </draw:text-box>
        </draw:frame>
        <draw:frame draw:style-name="gr4" draw:text-style-name="P4" xml:id="id3" draw:id="id3" draw:layer="layout" svg:width="1.378cm" svg:height="0.848cm" svg:x="1.434cm" svg:y="0.322cm">
          <draw:text-box>
            <text:p text:style-name="P3"><text:span text:style-name="T1">کم سے کم</text:span></text:p>
          </draw:text-box>
        </draw:frame>
        <draw:connector draw:style-name="gr5" draw:text-style-name="P2" draw:layer="layout" draw:type="curve" svg:x1="4.636cm" svg:y1="0.72cm" svg:x2="4.208cm" svg:y2="1.511cm" draw:start-shape="id1" draw:start-glue-point="3" draw:end-shape="id2" draw:end-glue-point="6" svg:d="M4636 720c-286 0-428 263-428 791" svg:viewBox="0 0 429 792">
          <text:p/>
        </draw:connector>
        <draw:connector draw:style-name="gr5" draw:text-style-name="P2" draw:layer="layout" draw:type="curve" svg:x1="2.812cm" svg:y1="0.746cm" svg:x2="4.041cm" svg:y2="1.653cm" draw:start-shape="id3" draw:start-glue-point="1" draw:end-shape="id2" draw:end-glue-point="7" svg:d="M2812 746c820 0 1229 302 1229 907" svg:viewBox="0 0 1230 908">
          <text:p/>
        </draw:connector>
        <draw:line draw:style-name="gr5" draw:text-style-name="P2" draw:layer="layout" svg:x1="7.395cm" svg:y1="1.174cm" svg:x2="7.395cm" svg:y2="1.51cm">
          <text:p/>
        </draw:line>
        <draw:line draw:style-name="gr5" draw:text-style-name="P2" draw:layer="layout" svg:x1="7.399cm" svg:y1="2.014cm" svg:x2="7.399cm" svg:y2="1.678cm">
          <text:p/>
        </draw:line>
        <draw:line draw:style-name="gr2" draw:text-style-name="P2" draw:layer="layout" svg:x1="2.491cm" svg:y1="1.496cm" svg:x2="2.491cm" svg:y2="4.259cm">
          <text:p/>
        </draw:line>
        <draw:line draw:style-name="gr2" draw:text-style-name="P2" draw:layer="layout" svg:x1="4.201cm" svg:y1="1.522cm" svg:x2="4.201cm" svg:y2="4.323cm">
          <text:p/>
        </draw:line>
        <draw:frame draw:style-name="gr6" draw:text-style-name="P1" draw:layer="layout" svg:width="0.289cm" svg:height="0.335cm" svg:x="3.204cm" svg:y="3.368cm">
          <draw:image xlink:href="Pictures/20000001000000F20000011876D7B5CC.svm" xlink:type="simple" xlink:show="embed" xlink:actuate="onLoad">
            <text:p/>
          </draw:image>
        </draw:frame>
        <draw:line draw:style-name="gr7" draw:text-style-name="P2" draw:layer="layout" svg:x1="2.492cm" svg:y1="3.272cm" svg:x2="4.067cm" svg:y2="3.272cm">
          <text:p/>
        </draw:line>
        <draw:line draw:style-name="gr2" draw:text-style-name="P2" draw:layer="layout" svg:x1="4.05cm" svg:y1="1.678cm" svg:x2="4.05cm" svg:y2="3.523cm">
          <text:p/>
        </draw:line>
        <draw:line draw:style-name="gr8" draw:text-style-name="P2" draw:layer="layout" svg:x1="4.194cm" svg:y1="4.103cm" svg:x2="4.762cm" svg:y2="4.103cm">
          <text:p/>
        </draw:line>
        <draw:line draw:style-name="gr8" draw:text-style-name="P2" draw:layer="layout" svg:x1="2.484cm" svg:y1="4.103cm" svg:x2="1.916cm" svg:y2="4.103cm">
          <text:p/>
        </draw:line>
        <draw:line draw:style-name="gr9" draw:text-style-name="P2" draw:layer="layout" svg:x1="2.051cm" svg:y1="1.573cm" svg:x2="7.072cm" svg:y2="1.573cm">
          <text:p/>
        </draw:line>
        <draw:frame draw:style-name="gr10" draw:text-style-name="P1" draw:layer="layout" svg:width="0.766cm" svg:height="0.299cm" svg:x="1.108cm" svg:y="1.416cm">
          <draw:image xlink:href="Pictures/200000010000027F000000FA20A5BD90.svm" xlink:type="simple" xlink:show="embed" xlink:actuate="onLoad">
            <text:p/>
          </draw:image>
        </draw:frame>
        <draw:frame draw:style-name="gr11" draw:text-style-name="P1" draw:layer="layout" svg:width="0.557cm" svg:height="0.299cm" svg:x="7.499cm" svg:y="1.933cm">
          <draw:image xlink:href="Pictures/20000001000001D1000000FA9F0077F3.svm" xlink:type="simple" xlink:show="embed" xlink:actuate="onLoad">
            <text:p/>
          </draw:image>
        </draw:frame>
        <draw:frame draw:style-name="gr12" draw:text-style-name="P1" draw:layer="layout" svg:width="1.424cm" svg:height="0.289cm" svg:x="2.67cm" svg:y="3.931cm">
          <draw:image xlink:href="Pictures/20000001000004A4000000F297A3EE73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13" draw:layer="layout" svg:width="0.408cm" svg:height="0.355cm" svg:x="7.95cm" svg:y="1.39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layer="layout" svg:width="0.424cm" svg:height="0.356cm" svg:x="6.282cm" svg:y="1.4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layer="layout" svg:width="0.468cm" svg:height="0.47cm" svg:x="7.891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0.538cm" svg:height="0.47cm" svg:x="7.876cm" svg:y="1.66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layer="layout" svg:width="0.305cm" svg:height="0.309cm" svg:x="4.998cm" svg:y="1.81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layer="layout" svg:width="0.305cm" svg:height="0.309cm" svg:x="4.97cm" svg:y="3.43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layer="layout" svg:width="0.39cm" svg:height="0.361cm" svg:x="1.261cm" svg:y="1.78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4" draw:text-style-name="P1" draw:layer="layout" svg:x1="1.67cm" svg:y1="1.092cm" svg:x2="1.67cm" svg:y2="3.535cm">
          <text:p/>
        </draw:line>
        <draw:frame draw:style-name="gr13" draw:layer="layout" svg:width="0.39cm" svg:height="0.361cm" svg:x="2.063cm" svg:y="1.81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4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1:23.949233320</dc:date>
    <meta:editing-duration>PT1H7M6S</meta:editing-duration>
    <meta:editing-cycles>14</meta:editing-cycles>
    <meta:generator>LibreOffice/4.2.8.2$Linux_x86 LibreOffice_project/420m0$Build-2</meta:generator>
    <meta:document-statistic meta:object-count="36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